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D40000027AAB11B98A1076BCCF.png" manifest:media-type="image/png"/>
  <manifest:file-entry manifest:full-path="Pictures/10000000000003F0000002C6EC3E9C2CAFAE64DB.png" manifest:media-type="image/png"/>
  <manifest:file-entry manifest:full-path="Pictures/1000000000000325000002D6E33BC2F36D79334F.png" manifest:media-type="image/png"/>
  <manifest:file-entry manifest:full-path="Pictures/1000000000000462000002C979B3D20DA3CC1017.png" manifest:media-type="image/png"/>
  <manifest:file-entry manifest:full-path="Pictures/10000000000003CE000002DE0D3754F2D391CB1C.png" manifest:media-type="image/png"/>
  <manifest:file-entry manifest:full-path="Pictures/1000000000000393000002C3FE5DA49A636483E3.png" manifest:media-type="image/png"/>
  <manifest:file-entry manifest:full-path="Pictures/100000000000060000000358EA235AF4986BF67C.png" manifest:media-type="image/png"/>
  <manifest:file-entry manifest:full-path="Pictures/10000000000003B7000002DE562018CA0599310F.png" manifest:media-type="image/png"/>
  <manifest:file-entry manifest:full-path="Pictures/10000000000003DA000002D957D83522D24CCEB0.png" manifest:media-type="image/png"/>
  <manifest:file-entry manifest:full-path="Pictures/100000000000049F000002C1F471ED207496E961.png" manifest:media-type="image/png"/>
  <manifest:file-entry manifest:full-path="Pictures/100000000000030A000001FD2F0737A4930D5B94.png" manifest:media-type="image/png"/>
  <manifest:file-entry manifest:full-path="Pictures/10000000000003C1000002CCD21A2CDBD3609ED4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2.845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2.134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18pt"/>
    </style:style>
    <style:style style:name="P7" style:family="paragraph">
      <loext:graphic-properties draw:fill="none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1.138cm" svg:height="15.749cm" svg:x="1.905cm" svg:y="0.001cm">
          <draw:image xlink:href="Pictures/10000000000003C1000002CCD21A2CDBD3609ED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1.301cm" svg:height="15.749cm" svg:x="2.194cm" svg:y="0cm">
          <draw:image xlink:href="Pictures/10000000000003DA000002D957D83522D24CCEB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" draw:text-style-name="P3" draw:layer="layout" svg:width="20.331cm" svg:height="0.963cm" svg:x="3.175cm" svg:y="13.642cm">
          <draw:text-box>
            <text:p>https://optionstrategiesinsider.com/2024/01/29/should-we-take-caution/</text:p>
          </draw:text-box>
        </draw:frame>
        <draw:frame draw:style-name="gr1" draw:text-style-name="P1" draw:layer="layout" svg:width="22.284cm" svg:height="12.418cm" svg:x="2.54cm" svg:y="0.282cm">
          <draw:image xlink:href="Pictures/100000000000060000000358EA235AF4986BF6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4" draw:text-style-name="P4" draw:layer="layout" svg:width="20.899cm" svg:height="15.749cm" svg:x="4.501cm" svg:y="2.031cm">
          <draw:image xlink:href="Pictures/10000000000003CE000002DE0D3754F2D391CB1C.png" xlink:type="simple" xlink:show="embed" xlink:actuate="onLoad" draw:mime-type="image/png">
            <text:p/>
          </draw:image>
        </draw:frame>
        <draw:frame draw:style-name="gr5" draw:text-style-name="P3" draw:layer="layout" svg:width="22.1cm" svg:height="1.674cm" svg:x="2.54cm" svg:y="0.357cm">
          <draw:text-box>
            <text:p>https://www.youtube.com/watch?v=RugCIVyc6qI&amp;list=PLl_EHtw2h7QQ28SD7CW_lTuc9pFeTKwiE&amp;index=36</text:p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4" draw:text-style-name="P4" draw:layer="layout" svg:width="20.581cm" svg:height="13.464cm" svg:x="2.54cm" svg:y="3.046cm">
          <draw:image xlink:href="Pictures/100000000000030A000001FD2F0737A4930D5B94.png" xlink:type="simple" xlink:show="embed" xlink:actuate="onLoad" draw:mime-type="image/png">
            <text:p/>
          </draw:image>
        </draw:frame>
        <draw:frame draw:style-name="gr5" draw:text-style-name="P7" draw:layer="layout" svg:width="22.515cm" svg:height="1.674cm" svg:x="3.52cm" svg:y="0.866cm">
          <draw:text-box>
            <text:p text:style-name="P6">https://www.youtube.com/watch?v=a1z7XMD_QzI&amp;list=PLl_EHtw2h7QQ28SD7CW_lTuc9pFeTKwiE&amp;index=37</text:p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2.359cm" svg:height="15.749cm" svg:x="3.175cm" svg:y="0cm">
          <draw:image xlink:href="Pictures/10000000000003F0000002C6EC3E9C2CAFAE64D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4.783cm" svg:height="15.749cm" svg:x="1.887cm" svg:y="2.652cm">
          <draw:image xlink:href="Pictures/1000000000000462000002C979B3D20DA3CC1017.png" xlink:type="simple" xlink:show="embed" xlink:actuate="onLoad" draw:mime-type="image/png">
            <text:p/>
          </draw:image>
        </draw:frame>
        <draw:frame draw:style-name="gr6" draw:text-style-name="P3" draw:layer="layout" svg:width="14.226cm" svg:height="3.095cm" svg:x="5.715cm" svg:y="0.942cm">
          <draw:text-box>
            <text:p><text:a xlink:href="https://www.youtube.com/watch?v=CxDaq3-C9j8" xlink:type="simple">https://www.youtube.com/watch?v=CxDaq3-C9j8</text:a></text:p>
            <text:p/>
            <text:p/>
            <text:p>Move above 50 MA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0.383cm" svg:height="15.749cm" svg:x="5.017cm" svg:y="0.001cm">
          <draw:image xlink:href="Pictures/1000000000000393000002C3FE5DA49A636483E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6.428cm" svg:height="15.749cm" svg:x="1.572cm" svg:y="1.27cm">
          <draw:image xlink:href="Pictures/100000000000049F000002C1F471ED207496E961.png" xlink:type="simple" xlink:show="embed" xlink:actuate="onLoad" draw:mime-type="image/png">
            <text:p/>
          </draw:image>
        </draw:frame>
        <draw:frame draw:style-name="gr7" draw:text-style-name="P3" draw:layer="layout" svg:width="13.122cm" svg:height="2.384cm" svg:x="14.183cm" svg:y="0.312cm">
          <draw:text-box>
            <text:p>https://www.youtube.com/watch?v=M23vg1xvuAk&amp;list=PLl_EHtw2h7QQ28SD7CW_lTuc9pFeTKwiE&amp;index=49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4" draw:text-style-name="P4" draw:layer="layout" svg:width="24.344cm" svg:height="15.749cm" svg:x="2.961cm" svg:y="0.001cm">
          <draw:image xlink:href="Pictures/10000000000003D40000027AAB11B98A1076BCC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4" draw:text-style-name="P4" draw:layer="layout" svg:width="20.405cm" svg:height="15.749cm" svg:x="3.725cm" svg:y="0.126cm">
          <draw:image xlink:href="Pictures/10000000000003B7000002DE562018CA0599310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4" draw:text-style-name="P4" draw:layer="layout" svg:width="17.462cm" svg:height="15.749cm" svg:x="5.08cm" svg:y="0cm">
          <draw:image xlink:href="Pictures/1000000000000325000002D6E33BC2F36D79334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7:35:51.517854828</meta:creation-date>
    <dc:date>2024-02-04T16:23:40.669106271</dc:date>
    <meta:editing-duration>P3DT7H51M47S</meta:editing-duration>
    <meta:editing-cycles>78</meta:editing-cycles>
    <meta:generator>LibreOffice/7.6.3.2$Linux_X86_64 LibreOffice_project/4fe86607b5ac922e55f140471fda9b60bdaa980d</meta:generator>
    <meta:document-statistic meta:object-count="80"/>
  </office:meta>
</office:document-meta>
</file>